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1d30" officeooo:paragraph-rsid="001c1d30"/>
    </style:style>
    <style:style style:name="P2" style:family="paragraph" style:parent-style-name="Standard">
      <style:text-properties officeooo:rsid="001cb8ce" officeooo:paragraph-rsid="001cb8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 -u root -p</text:p>
      <text:p text:style-name="P1">Enter password: </text:p>
      <text:p text:style-name="P1"/>
      <text:p text:style-name="P1">mysql&gt; create database employee;</text:p>
      <text:p text:style-name="P1">Query OK, 1 row affected (0.00 sec)</text:p>
      <text:p text:style-name="P1"/>
      <text:p text:style-name="P1">mysql&gt; use employee;</text:p>
      <text:p text:style-name="P1">Database changed</text:p>
      <text:p text:style-name="P1">mysql&gt; create table emp(empid int primary key,empname text not null,empadd text not null,empphone text not null,deptid text not null,dept text not null,salary text not null);</text:p>
      <text:p text:style-name="P1">Query OK, 0 rows affected (0.25 sec)</text:p>
      <text:p text:style-name="P1"/>
      <text:p text:style-name="P1">mysql&gt; insert into emp values(1,'Ramesh','GNoida','9855498465','2314','sales','25000');</text:p>
      <text:p text:style-name="P1">Query OK, 1 row affected (0.04 sec)</text:p>
      <text:p text:style-name="P1"/>
      <text:p text:style-name="P1">mysql&gt; insert into emp values(2,'Sumesh','GNoida','98565498465','0072','sales','75000');</text:p>
      <text:p text:style-name="P1">Query OK, 1 row affected (0.04 sec)</text:p>
      <text:p text:style-name="P1"/>
      <text:p text:style-name="P1">mysql&gt; insert into emp values(3,'Rajesh','GNoida','98555497465','2324','sales','28000');</text:p>
      <text:p text:style-name="P1">Query OK, 1 row affected (0.04 sec)</text:p>
      <text:p text:style-name="P1"/>
      <text:p text:style-name="P1">mysql&gt; insert into emp values(4,'Shyamu','BSB','9853698465','8883','sales','35000');</text:p>
      <text:p text:style-name="P1">Query OK, 1 row affected (0.04 sec)</text:p>
      <text:p text:style-name="P1"/>
      <text:p text:style-name="P1">mysql&gt; insert into emp values(5,'Ramu','BSB','9855498465','74568','sales','96000');</text:p>
      <text:p text:style-name="P1">Query OK, 1 row affected (0.04 sec)</text:p>
      <text:p text:style-name="P1"/>
      <text:p text:style-name="P1">mysql&gt; select * from employee;</text:p>
      <text:p text:style-name="P1">ERROR 1146 (42S02): Table 'employee.employee' doesn't exist</text:p>
      <text:p text:style-name="P1">mysql&gt; select * from emp;</text:p>
      <text:p text:style-name="P1">+-------+---------+--------+-------------+--------+-------+--------+</text:p>
      <text:p text:style-name="P1">| empid | empname | empadd | empphone <text:s text:c="3"/>| deptid | dept <text:s/>| salary |</text:p>
      <text:p text:style-name="P1">+-------+---------+--------+-------------+--------+-------+--------+</text:p>
      <text:p text:style-name="P1">| <text:s text:c="4"/>1 | Ramesh <text:s/>| GNoida | 9855498465 <text:s/>| 2314 <text:s text:c="2"/>| sales | 25000 <text:s/>|</text:p>
      <text:p text:style-name="P1">| <text:s text:c="4"/>2 | Sumesh <text:s/>| GNoida | 98565498465 | 0072 <text:s text:c="2"/>| sales | 75000 <text:s/>|</text:p>
      <text:p text:style-name="P1">| <text:s text:c="4"/>3 | Rajesh <text:s/>| GNoida | 98555497465 | 2324 <text:s text:c="2"/>| sales | 28000 <text:s/>|</text:p>
      <text:p text:style-name="P1">| <text:s text:c="4"/>4 | Shyamu <text:s/>| BSB <text:s text:c="3"/>| 9853698465 <text:s/>| 8883 <text:s text:c="2"/>| sales | 35000 <text:s/>|</text:p>
      <text:p text:style-name="P1">| <text:s text:c="4"/>5 | Ramu <text:s text:c="3"/>| BSB <text:s text:c="3"/>| 9855498465 <text:s/>| 74568 <text:s/>| sales | 96000 <text:s/>|</text:p>
      <text:p text:style-name="P1">+-------+---------+--------+-------------+--------+-------+--------+</text:p>
      <text:p text:style-name="P1">5 rows in set (0.00 sec)</text:p>
      <text:p text:style-name="P1"/>
      <text:p text:style-name="P1">mysql&gt; create user 'anna' identified by 'anna01';</text:p>
      <text:p text:style-name="P1">Query OK, 0 rows affected (0.00 sec)</text:p>
      <text:p text:style-name="P1"/>
      <text:p text:style-name="P1">mysql&gt; grant all on employee to anna;</text:p>
      <text:p text:style-name="P1">Query OK, 0 rows affected (0.00 sec)</text:p>
      <text:p text:style-name="P1"/>
      <text:p text:style-name="P1">mysql&gt; show grants for anna;</text:p>
      <text:p text:style-name="P1">+-------------------------------------------------------------+</text:p>
      <text:p text:style-name="P1">| Grants for anna@% <text:s text:c="42"/>|</text:p>
      <text:p text:style-name="P1">+-------------------------------------------------------------+</text:p>
      <text:p text:style-name="P1">| GRANT USAGE ON *.* TO 'anna'@'%' <text:s text:c="27"/>|</text:p>
      <text:p text:style-name="P1"><text:soft-page-break/>| GRANT ALL PRIVILEGES ON `employee`.`employee` TO 'anna'@'%' |</text:p>
      <text:p text:style-name="P1">+-------------------------------------------------------------+</text:p>
      <text:p text:style-name="P1">2 rows in set (0.00 sec)</text:p>
      <text:p text:style-name="P1"/>
      <text:p text:style-name="P1">mysql&gt; quit</text:p>
      <text:p text:style-name="P1">Bye</text:p>
      <text:p text:style-name="P1"/>
      <text:p text:style-name="P1"><text:s/>mysql -u anna -p</text:p>
      <text:p text:style-name="P1">Enter password: </text:p>
      <text:p text:style-name="P1"/>
      <text:p text:style-name="P1">mysql&gt; select * from emp;</text:p>
      <text:p text:style-name="P1">ERROR 1046 (3D000): No database selected</text:p>
      <text:p text:style-name="P1">mysql&gt; use employee;</text:p>
      <text:p text:style-name="P1">Database changed</text:p>
      <text:p text:style-name="P1">mysql&gt; select * from emp;</text:p>
      <text:p text:style-name="P1">ERROR 1142 (42000): SELECT command denied to user 'anna'@'localhost' for table 'emp'</text:p>
      <text:p text:style-name="P1">mysql&gt; quit</text:p>
      <text:p text:style-name="P1">Bye</text:p>
      <text:p text:style-name="P1"/>
      <text:p text:style-name="P1"><text:s/>mysql -u root -p</text:p>
      <text:p text:style-name="P1">Enter password: </text:p>
      <text:p text:style-name="P1"/>
      <text:p text:style-name="P1">mysql&gt; use employee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select * from emp;</text:p>
      <text:p text:style-name="P1">+-------+---------+--------+-------------+--------+-------+--------+</text:p>
      <text:p text:style-name="P1">| empid | empname | empadd | empphone <text:s text:c="3"/>| deptid | dept <text:s/>| salary |</text:p>
      <text:p text:style-name="P1">+-------+---------+--------+-------------+--------+-------+--------+</text:p>
      <text:p text:style-name="P1">| <text:s text:c="4"/>1 | Ramesh <text:s/>| GNoida | 9855498465 <text:s/>| 2314 <text:s text:c="2"/>| sales | 25000 <text:s/>|</text:p>
      <text:p text:style-name="P1">| <text:s text:c="4"/>2 | Sumesh <text:s/>| GNoida | 98565498465 | 0072 <text:s text:c="2"/>| sales | 75000 <text:s/>|</text:p>
      <text:p text:style-name="P1">| <text:s text:c="4"/>3 | Rajesh <text:s/>| GNoida | 98555497465 | 2324 <text:s text:c="2"/>| sales | 28000 <text:s/>|</text:p>
      <text:p text:style-name="P1">| <text:s text:c="4"/>4 | Shyamu <text:s/>| BSB <text:s text:c="3"/>| 9853698465 <text:s/>| 8883 <text:s text:c="2"/>| sales | 35000 <text:s/>|</text:p>
      <text:p text:style-name="P1">| <text:s text:c="4"/>5 | Ramu <text:s text:c="3"/>| BSB <text:s text:c="3"/>| 9855498465 <text:s/>| 74568 <text:s/>| sales | 96000 <text:s/>|</text:p>
      <text:p text:style-name="P1">+-------+---------+--------+-------------+--------+-------+--------+</text:p>
      <text:p text:style-name="P1">5 rows in set (0.00 sec)</text:p>
      <text:p text:style-name="P1"/>
      <text:p text:style-name="P1">mysql&gt; grant all on emp to anna;</text:p>
      <text:p text:style-name="P1">Query OK, 0 rows affected (0.00 sec)</text:p>
      <text:p text:style-name="P1"/>
      <text:p text:style-name="P1">mysql&gt; quit</text:p>
      <text:p text:style-name="P1">Bye</text:p>
      <text:p text:style-name="P1"/>
      <text:p text:style-name="P1"><text:s/>mysql -u anna -p</text:p>
      <text:p text:style-name="P1">Enter password: </text:p>
      <text:p text:style-name="P1"/>
      <text:p text:style-name="P1">mysql&gt; use employee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<text:soft-page-break/>Database changed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employee <text:s text:c="10"/>|</text:p>
      <text:p text:style-name="P1">+--------------------+</text:p>
      <text:p text:style-name="P1">2 rows in set (0.00 sec)</text:p>
      <text:p text:style-name="P1"/>
      <text:p text:style-name="P1">mysql&gt; select * from emp;</text:p>
      <text:p text:style-name="P1">+-------+---------+--------+-------------+--------+-------+--------+</text:p>
      <text:p text:style-name="P1">| empid | empname | empadd | empphone <text:s text:c="3"/>| deptid | dept <text:s/>| salary |</text:p>
      <text:p text:style-name="P1">+-------+---------+--------+-------------+--------+-------+--------+</text:p>
      <text:p text:style-name="P1">| <text:s text:c="4"/>1 | Ramesh <text:s/>| GNoida | 9855498465 <text:s/>| 2314 <text:s text:c="2"/>| sales | 25000 <text:s/>|</text:p>
      <text:p text:style-name="P1">| <text:s text:c="4"/>2 | Sumesh <text:s/>| GNoida | 98565498465 | 0072 <text:s text:c="2"/>| sales | 75000 <text:s/>|</text:p>
      <text:p text:style-name="P1">| <text:s text:c="4"/>3 | Rajesh <text:s/>| GNoida | 98555497465 | 2324 <text:s text:c="2"/>| sales | 28000 <text:s/>|</text:p>
      <text:p text:style-name="P1">| <text:s text:c="4"/>4 | Shyamu <text:s/>| BSB <text:s text:c="3"/>| 9853698465 <text:s/>| 8883 <text:s text:c="2"/>| sales | 35000 <text:s/>|</text:p>
      <text:p text:style-name="P1">| <text:s text:c="4"/>5 | Ramu <text:s text:c="3"/>| BSB <text:s text:c="3"/>| 9855498465 <text:s/>| 74568 <text:s/>| sales | 96000 <text:s/>|</text:p>
      <text:p text:style-name="P1">+-------+---------+--------+-------------+--------+-------+--------+</text:p>
      <text:p text:style-name="P1">5 rows in set (0.00 sec)</text:p>
      <text:p text:style-name="P1"/>
      <text:p text:style-name="P1">mysql&gt; update emp set empname='Damu' where empid=5;</text:p>
      <text:p text:style-name="P1">Query OK, 1 row affected (0.04 sec)</text:p>
      <text:p text:style-name="P1">Rows matched: 1 <text:s/>Changed: 1 <text:s/>Warnings: 0</text:p>
      <text:p text:style-name="P1"/>
      <text:p text:style-name="P1">mysql&gt; select * from emp;</text:p>
      <text:p text:style-name="P1">+-------+---------+--------+-------------+--------+-------+--------+</text:p>
      <text:p text:style-name="P1">| empid | empname | empadd | empphone <text:s text:c="3"/>| deptid | dept <text:s/>| salary |</text:p>
      <text:p text:style-name="P1">+-------+---------+--------+-------------+--------+-------+--------+</text:p>
      <text:p text:style-name="P1">| <text:s text:c="4"/>1 | Ramesh <text:s/>| GNoida | 9855498465 <text:s/>| 2314 <text:s text:c="2"/>| sales | 25000 <text:s/>|</text:p>
      <text:p text:style-name="P1">| <text:s text:c="4"/>2 | Sumesh <text:s/>| GNoida | 98565498465 | 0072 <text:s text:c="2"/>| sales | 75000 <text:s/>|</text:p>
      <text:p text:style-name="P1">| <text:s text:c="4"/>3 | Rajesh <text:s/>| GNoida | 98555497465 | 2324 <text:s text:c="2"/>| sales | 28000 <text:s/>|</text:p>
      <text:p text:style-name="P1">| <text:s text:c="4"/>4 | Shyamu <text:s/>| BSB <text:s text:c="3"/>| 9853698465 <text:s/>| 8883 <text:s text:c="2"/>| sales | 35000 <text:s/>|</text:p>
      <text:p text:style-name="P1">| <text:s text:c="4"/>5 | Damu <text:s text:c="3"/>| BSB <text:s text:c="3"/>| 9855498465 <text:s/>| 74568 <text:s/>| sales | 96000 <text:s/>|</text:p>
      <text:p text:style-name="P1">+-------+---------+--------+-------------+--------+-------+--------+</text:p>
      <text:p text:style-name="P1">5 rows in set (0.00 sec)</text:p>
      <text:p text:style-name="P1"/>
      <text:p text:style-name="P2">mysql&gt; quit</text:p>
      <text:p text:style-name="P2">Bye</text:p>
      <text:p text:style-name="P2"/>
      <text:p text:style-name="P2"><text:s/>mysql -u root -p</text:p>
      <text:p text:style-name="P2">Enter password: </text:p>
      <text:p text:style-name="P2"/>
      <text:p text:style-name="P2">mysql&gt; use employee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ysql&gt; revoke all on employee from anna;</text:p>
      <text:p text:style-name="P2">Query OK, 0 rows affected (0.00 sec)</text:p>
      <text:p text:style-name="P2"/>
      <text:p text:style-name="P2"><text:soft-page-break/>mysql&gt; revoke all on emp from anna;</text:p>
      <text:p text:style-name="P2">Query OK, 0 rows affected (0.00 sec)</text:p>
      <text:p text:style-name="P2"/>
      <text:p text:style-name="P2">mysql&gt; show grants for anna;</text:p>
      <text:p text:style-name="P2">+----------------------------------+</text:p>
      <text:p text:style-name="P2">| Grants for anna@% <text:s text:c="15"/>|</text:p>
      <text:p text:style-name="P2">+----------------------------------+</text:p>
      <text:p text:style-name="P2">| GRANT USAGE ON *.* TO 'anna'@'%' |</text:p>
      <text:p text:style-name="P2">+----------------------------------+</text:p>
      <text:p text:style-name="P2">1 row in set (0.00 sec)</text:p>
      <text:p text:style-name="P2"/>
      <text:p text:style-name="P2">mysql&gt; select * from emp;</text:p>
      <text:p text:style-name="P2">+-------+---------+--------+-------------+--------+-------+--------+</text:p>
      <text:p text:style-name="P2">| empid | empname | empadd | empphone <text:s text:c="3"/>| deptid | dept <text:s/>| salary |</text:p>
      <text:p text:style-name="P2">+-------+---------+--------+-------------+--------+-------+--------+</text:p>
      <text:p text:style-name="P2">| <text:s text:c="4"/>1 | Ramesh <text:s/>| GNoida | 9855498465 <text:s/>| 2314 <text:s text:c="2"/>| sales | 25000 <text:s/>|</text:p>
      <text:p text:style-name="P2">| <text:s text:c="4"/>2 | Sumesh <text:s/>| GNoida | 98565498465 | 0072 <text:s text:c="2"/>| sales | 75000 <text:s/>|</text:p>
      <text:p text:style-name="P2">| <text:s text:c="4"/>3 | Rajesh <text:s/>| GNoida | 98555497465 | 2324 <text:s text:c="2"/>| sales | 28000 <text:s/>|</text:p>
      <text:p text:style-name="P2">| <text:s text:c="4"/>4 | Shyamu <text:s/>| BSB <text:s text:c="3"/>| 9853698465 <text:s/>| 8883 <text:s text:c="2"/>| sales | 35000 <text:s/>|</text:p>
      <text:p text:style-name="P2">| <text:s text:c="4"/>5 | Damu <text:s text:c="3"/>| BSB <text:s text:c="3"/>| 9855498465 <text:s/>| 74568 <text:s/>| sales | 96000 <text:s/>|</text:p>
      <text:p text:style-name="P2">+-------+---------+--------+-------------+--------+-------+--------+</text:p>
      <text:p text:style-name="P2">5 rows in set (0.00 sec)</text:p>
      <text:p text:style-name="P2"/>
      <text:p text:style-name="P2">mysql&gt; quit</text:p>
      <text:p text:style-name="P2">Bye</text:p>
      <text:p text:style-name="P2"/>
      <text:p text:style-name="P2"><text:s/>mysql -u anna -p</text:p>
      <text:p text:style-name="P2">Enter password: </text:p>
      <text:p text:style-name="P2"/>
      <text:p text:style-name="P2">mysql&gt; use employee;</text:p>
      <text:p text:style-name="P2">ERROR 1044 (42000): Access denied for user 'anna'@'%' to database 'employee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55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9T11:29:49.357308869</meta:creation-date>
    <dc:date>2024-02-09T11:42:34.849345949</dc:date>
    <meta:editing-duration>PT5M2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51" meta:word-count="1111" meta:character-count="6715" meta:non-whitespace-character-count="5482"/>
  </office:meta>
</office:document-meta>
</file>